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4" draw:text-style-name="P4" draw:layer="layout" svg:width="11.534cm" svg:height="11.006cm" svg:x="8.232cm" svg:y="5.499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IOS App wird derzeit entwicke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20:34:33.342000000</dc:date>
    <meta:editing-duration>PT11H5M39S</meta:editing-duration>
    <meta:editing-cycles>72</meta:editing-cycles>
    <meta:generator>LibreOffice/5.1.4.2$Windows_X86_64 LibreOffice_project/f99d75f39f1c57ebdd7ffc5f42867c12031db97a</meta:generator>
    <meta:document-statistic meta:object-count="87"/>
  </office:meta>
</office:document-meta>
</file>